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61861" officeooo:paragraph-rsid="00161861"/>
    </style:style>
    <style:style style:name="P2" style:family="paragraph" style:parent-style-name="Standard">
      <style:text-properties officeooo:rsid="0017301a" officeooo:paragraph-rsid="0017301a"/>
    </style:style>
    <style:style style:name="P3" style:family="paragraph" style:parent-style-name="Standard">
      <style:text-properties fo:font-weight="normal" officeooo:rsid="0017301a" officeooo:paragraph-rsid="0017301a" style:font-weight-asian="normal" style:font-weight-complex="normal"/>
    </style:style>
    <style:style style:name="P4" style:family="paragraph" style:parent-style-name="Standard">
      <style:text-properties fo:font-weight="normal" officeooo:rsid="0017cfbc" officeooo:paragraph-rsid="0017cfbc" style:font-weight-asian="normal" style:font-weight-complex="normal"/>
    </style:style>
    <style:style style:name="P5" style:family="paragraph" style:parent-style-name="Standard">
      <style:text-properties fo:font-weight="normal" officeooo:rsid="0019744a" officeooo:paragraph-rsid="0019744a" style:font-weight-asian="normal" style:font-weight-complex="normal"/>
    </style:style>
    <style:style style:name="P6" style:family="paragraph" style:parent-style-name="Standard">
      <style:text-properties fo:font-weight="normal" officeooo:rsid="001a0ab3" officeooo:paragraph-rsid="001a0ab3" style:font-weight-asian="normal" style:font-weight-complex="normal"/>
    </style:style>
    <style:style style:name="P7" style:family="paragraph" style:parent-style-name="Standard">
      <style:text-properties fo:font-weight="normal" officeooo:rsid="001e0f26" officeooo:paragraph-rsid="001e0f26" style:font-weight-asian="normal" style:font-weight-complex="normal"/>
    </style:style>
    <style:style style:name="P8" style:family="paragraph" style:parent-style-name="Standard">
      <style:text-properties fo:font-weight="normal" officeooo:rsid="001e0f26" officeooo:paragraph-rsid="001f8dd8" style:font-weight-asian="normal" style:font-weight-complex="normal"/>
    </style:style>
    <style:style style:name="P9" style:family="paragraph" style:parent-style-name="Standard">
      <style:text-properties fo:font-weight="normal" officeooo:rsid="00227dac" officeooo:paragraph-rsid="00227dac" style:font-weight-asian="normal" style:font-weight-complex="normal"/>
    </style:style>
    <style:style style:name="P10" style:family="paragraph" style:parent-style-name="Standard">
      <style:text-properties fo:font-weight="normal" officeooo:rsid="00242227" officeooo:paragraph-rsid="00242227" style:font-weight-asian="normal" style:font-weight-complex="normal"/>
    </style:style>
    <style:style style:name="P11" style:family="paragraph" style:parent-style-name="Standard">
      <style:text-properties fo:font-weight="normal" officeooo:rsid="0024b0e3" officeooo:paragraph-rsid="0024b0e3" style:font-weight-asian="normal" style:font-weight-complex="normal"/>
    </style:style>
    <style:style style:name="P12" style:family="paragraph" style:parent-style-name="Standard">
      <style:text-properties fo:font-weight="normal" officeooo:rsid="00261474" officeooo:paragraph-rsid="00261474" style:font-weight-asian="normal" style:font-weight-complex="normal"/>
    </style:style>
    <style:style style:name="P13" style:family="paragraph" style:parent-style-name="Standard">
      <style:text-properties fo:font-weight="normal" officeooo:rsid="0026f86d" officeooo:paragraph-rsid="0026f86d" style:font-weight-asian="normal" style:font-weight-complex="normal"/>
    </style:style>
    <style:style style:name="P14" style:family="paragraph" style:parent-style-name="Standard">
      <style:text-properties fo:font-weight="normal" officeooo:rsid="0027fa45" officeooo:paragraph-rsid="0027fa45" style:font-weight-asian="normal" style:font-weight-complex="normal"/>
    </style:style>
    <style:style style:name="P15" style:family="paragraph" style:parent-style-name="Standard">
      <style:text-properties officeooo:rsid="0019744a" officeooo:paragraph-rsid="0019744a"/>
    </style:style>
    <style:style style:name="P16" style:family="paragraph" style:parent-style-name="Standard">
      <style:text-properties officeooo:rsid="001a0ab3" officeooo:paragraph-rsid="001a0ab3"/>
    </style:style>
    <style:style style:name="P17" style:family="paragraph" style:parent-style-name="Standard">
      <style:text-properties officeooo:rsid="001a0ab3" officeooo:paragraph-rsid="001bb94c"/>
    </style:style>
    <style:style style:name="P18" style:family="paragraph" style:parent-style-name="Standard">
      <style:text-properties officeooo:rsid="001bb94c" officeooo:paragraph-rsid="001bb94c"/>
    </style:style>
    <style:style style:name="P19" style:family="paragraph" style:parent-style-name="Standard">
      <style:text-properties officeooo:rsid="001e0f26" officeooo:paragraph-rsid="001e0f26"/>
    </style:style>
    <style:style style:name="P20" style:family="paragraph" style:parent-style-name="Standard">
      <style:text-properties officeooo:rsid="001e0f26" officeooo:paragraph-rsid="001f8dd8"/>
    </style:style>
    <style:style style:name="P21" style:family="paragraph" style:parent-style-name="Standard">
      <style:text-properties fo:font-weight="bold" officeooo:rsid="00161861" officeooo:paragraph-rsid="00161861" style:font-weight-asian="bold" style:font-weight-complex="bold"/>
    </style:style>
    <style:style style:name="P22" style:family="paragraph" style:parent-style-name="Standard">
      <style:text-properties officeooo:rsid="0029c101" officeooo:paragraph-rsid="0029c101"/>
    </style:style>
    <style:style style:name="P23" style:family="paragraph" style:parent-style-name="Standard">
      <style:text-properties officeooo:rsid="002c4fd5" officeooo:paragraph-rsid="002c4fd5"/>
    </style:style>
    <style:style style:name="P24" style:family="paragraph" style:parent-style-name="Standard">
      <style:text-properties officeooo:rsid="0034b283" officeooo:paragraph-rsid="0034b283"/>
    </style:style>
    <style:style style:name="P25" style:family="paragraph" style:parent-style-name="Standard">
      <style:text-properties officeooo:rsid="00350281" officeooo:paragraph-rsid="00350281"/>
    </style:style>
    <style:style style:name="P26" style:family="paragraph" style:parent-style-name="Standard">
      <style:text-properties fo:font-weight="normal" officeooo:rsid="0029c101" officeooo:paragraph-rsid="0029c101" style:font-weight-asian="normal" style:font-weight-complex="normal"/>
    </style:style>
    <style:style style:name="P27" style:family="paragraph" style:parent-style-name="Standard">
      <style:text-properties fo:font-weight="normal" officeooo:rsid="002aa770" officeooo:paragraph-rsid="0029c101" style:font-weight-asian="normal" style:font-weight-complex="normal"/>
    </style:style>
    <style:style style:name="P28" style:family="paragraph" style:parent-style-name="Standard">
      <style:text-properties fo:font-weight="normal" officeooo:rsid="002c4fd5" officeooo:paragraph-rsid="002c4fd5" style:font-weight-asian="normal" style:font-weight-complex="normal"/>
    </style:style>
    <style:style style:name="P29" style:family="paragraph" style:parent-style-name="Standard">
      <style:text-properties fo:font-weight="normal" officeooo:rsid="002d4eb7" officeooo:paragraph-rsid="002d4eb7" style:font-weight-asian="normal" style:font-weight-complex="normal"/>
    </style:style>
    <style:style style:name="P30" style:family="paragraph" style:parent-style-name="Standard">
      <style:text-properties fo:font-weight="normal" officeooo:rsid="002e9b68" officeooo:paragraph-rsid="002e9b68" style:font-weight-asian="normal" style:font-weight-complex="normal"/>
    </style:style>
    <style:style style:name="P31" style:family="paragraph" style:parent-style-name="Standard">
      <style:text-properties fo:font-weight="normal" officeooo:rsid="002efb4b" officeooo:paragraph-rsid="002efb4b" style:font-weight-asian="normal" style:font-weight-complex="normal"/>
    </style:style>
    <style:style style:name="P32" style:family="paragraph" style:parent-style-name="Standard">
      <style:text-properties fo:font-weight="normal" officeooo:rsid="0034b283" officeooo:paragraph-rsid="0034b283" style:font-weight-asian="normal" style:font-weight-complex="normal"/>
    </style:style>
    <style:style style:name="P33" style:family="paragraph" style:parent-style-name="Standard">
      <style:text-properties officeooo:rsid="0036f97b" officeooo:paragraph-rsid="0036f97b"/>
    </style:style>
    <style:style style:name="P34" style:family="paragraph" style:parent-style-name="Standard">
      <style:text-properties officeooo:rsid="0038765e" officeooo:paragraph-rsid="0038765e"/>
    </style:style>
    <style:style style:name="P35" style:family="paragraph" style:parent-style-name="Standard">
      <style:text-properties officeooo:rsid="0038765e" officeooo:paragraph-rsid="003d1824"/>
    </style:style>
    <style:style style:name="P36" style:family="paragraph" style:parent-style-name="Standard">
      <style:text-properties officeooo:rsid="003e3e83" officeooo:paragraph-rsid="003e3e83"/>
    </style:style>
    <style:style style:name="P37" style:family="paragraph" style:parent-style-name="Standard">
      <style:text-properties officeooo:rsid="00402f97" officeooo:paragraph-rsid="00402f97"/>
    </style:style>
    <style:style style:name="P38" style:family="paragraph" style:parent-style-name="Standard">
      <style:text-properties officeooo:rsid="0040f168" officeooo:paragraph-rsid="0040f168"/>
    </style:style>
    <style:style style:name="P39" style:family="paragraph" style:parent-style-name="Standard">
      <style:text-properties officeooo:rsid="004109fe" officeooo:paragraph-rsid="004109fe"/>
    </style:style>
    <style:style style:name="P40" style:family="paragraph" style:parent-style-name="Standard">
      <style:text-properties officeooo:paragraph-rsid="004109fe"/>
    </style:style>
    <style:style style:name="P41" style:family="paragraph" style:parent-style-name="Standard">
      <style:text-properties officeooo:rsid="0042cdcf" officeooo:paragraph-rsid="0042cdcf"/>
    </style:style>
    <style:style style:name="P42" style:family="paragraph" style:parent-style-name="Standard">
      <style:text-properties officeooo:rsid="00435e4f" officeooo:paragraph-rsid="00435e4f"/>
    </style:style>
    <style:style style:name="P43" style:family="paragraph" style:parent-style-name="Standard">
      <style:text-properties officeooo:rsid="00435e4f" officeooo:paragraph-rsid="0044ce91"/>
    </style:style>
    <style:style style:name="P44" style:family="paragraph" style:parent-style-name="Standard">
      <style:text-properties officeooo:rsid="0044ce91" officeooo:paragraph-rsid="0044ce91"/>
    </style:style>
    <style:style style:name="P45" style:family="paragraph" style:parent-style-name="Standard">
      <style:text-properties officeooo:rsid="0044ce91" officeooo:paragraph-rsid="00457147"/>
    </style:style>
    <style:style style:name="T1" style:family="text">
      <style:text-properties fo:font-weight="bold" style:font-weight-asian="bold" style:font-weight-complex="bold"/>
    </style:style>
    <style:style style:name="T2" style:family="text">
      <style:text-properties fo:font-weight="bold" officeooo:rsid="001e0f26" style:font-weight-asian="bold" style:font-weight-complex="bold"/>
    </style:style>
    <style:style style:name="T3" style:family="text">
      <style:text-properties officeooo:rsid="0019744a"/>
    </style:style>
    <style:style style:name="T4" style:family="text">
      <style:text-properties fo:font-weight="normal" style:font-weight-asian="normal" style:font-weight-complex="normal"/>
    </style:style>
    <style:style style:name="T5" style:family="text">
      <style:text-properties fo:font-weight="normal" officeooo:rsid="001bb94c" style:font-weight-asian="normal" style:font-weight-complex="normal"/>
    </style:style>
    <style:style style:name="T6" style:family="text">
      <style:text-properties fo:font-weight="normal" officeooo:rsid="001f8dd8" style:font-weight-asian="normal" style:font-weight-complex="normal"/>
    </style:style>
    <style:style style:name="T7" style:family="text">
      <style:text-properties fo:font-weight="normal" officeooo:rsid="002aa770" style:font-weight-asian="normal" style:font-weight-complex="normal"/>
    </style:style>
    <style:style style:name="T8" style:family="text">
      <style:text-properties fo:font-weight="normal" officeooo:rsid="002d4eb7" style:font-weight-asian="normal" style:font-weight-complex="normal"/>
    </style:style>
    <style:style style:name="T9" style:family="text">
      <style:text-properties fo:font-weight="normal" officeooo:rsid="003a14f8" style:font-weight-asian="normal" style:font-weight-complex="normal"/>
    </style:style>
    <style:style style:name="T10" style:family="text">
      <style:text-properties officeooo:rsid="00227dac"/>
    </style:style>
    <style:style style:name="T11" style:family="text">
      <style:text-properties officeooo:rsid="00242227"/>
    </style:style>
    <style:style style:name="T12" style:family="text">
      <style:text-properties officeooo:rsid="00261474"/>
    </style:style>
    <style:style style:name="T13" style:family="text">
      <style:text-properties officeooo:rsid="0034b283"/>
    </style:style>
    <style:style style:name="T14" style:family="text">
      <style:text-properties officeooo:rsid="0038765e"/>
    </style:style>
    <style:style style:name="T15" style:family="text">
      <style:text-properties officeooo:rsid="00402f97"/>
    </style:style>
    <style:style style:name="T16" style:family="text">
      <style:text-properties officeooo:rsid="004109fe"/>
    </style:style>
    <style:style style:name="T17" style:family="text">
      <style:text-properties officeooo:rsid="0045714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pringboot Les 1 en 2</text:p>
      <text:p text:style-name="P1"/>
      <text:p text:style-name="P1">Maak een project aan met de Initializr <text:a xlink:type="simple" xlink:href="https://start.spring.io/" text:style-name="Internet_20_link" text:visited-style-name="Visited_20_Internet_20_Link">https://start.spring.io/</text:a></text:p>
      <text:p text:style-name="P1"/>
      <text:p text:style-name="P1">Dependencies </text:p>
      <text:p text:style-name="P1"><text:span text:style-name="T1">Spring Web</text:span> / Web</text:p>
      <text:p text:style-name="P1">Build web, including RESTful, applications using Spring MVC. Uses Apache Tomcat as the default embedded container.</text:p>
      <text:p text:style-name="P1"><text:span text:style-name="T1">/////////////////// </text:span><text:span text:style-name="T2">Deze nog even Niet ///////////////////////////////////////</text:span></text:p>
      <text:p text:style-name="P1"><text:span text:style-name="T1">Spring Security</text:span> / Security</text:p>
      <text:p text:style-name="P1">Highly customizable authentication and access-control framework for Spring applications.</text:p>
      <text:p text:style-name="P21">////////////////////////////////////////////////////////////////////////////////////////////</text:p>
      <text:p text:style-name="P1"><text:span text:style-name="T1">Spring Data JPA</text:span> / SQL</text:p>
      <text:p text:style-name="P1">Persist data in SQL stores with Java Persistence API using Spring Data and Hibernate.</text:p>
      <text:p text:style-name="P1"><text:span text:style-name="T1">PostgreSQL Driver</text:span> / SQL</text:p>
      <text:p text:style-name="P1">A JDBC and R2DBC driver that allows Java programs to connect to a PostgreSQL database using standard, database independent Java code.</text:p>
      <text:p text:style-name="P1"/>
      <text:p text:style-name="P1">Sprinboot-les-2 project</text:p>
      <text:p text:style-name="P1">Dit geeft een foutmelding want de inlog in de database gaat niet goed</text:p>
      <text:p text:style-name="P1"/>
      <text:p text:style-name="P2">In de <text:span text:style-name="T1">srs/main/recources</text:span> staat het bestand <text:span text:style-name="T1">application.properties</text:span></text:p>
      <text:p text:style-name="P3">Hier kan je je configuratie maken ook bv met server.port=8081 de webapplicatie op een andere poort laten draaien.</text:p>
      <text:p text:style-name="P3"/>
      <text:p text:style-name="P3"><text:bookmark-start text:name="__DdeLink__86_737675559"/><text:bookmark-start text:name="__DdeLink__114_737675559"/># datasource PostgreSQl</text:p>
      <text:p text:style-name="P3">spring.datasource.platform=postgres</text:p>
      <text:p text:style-name="P3">spring.datasource.url=jdbc:postgresql://localhost:5432/springboot</text:p>
      <text:p text:style-name="P3">spring.datasource.username=springboot</text:p>
      <text:p text:style-name="P3">spring.datasource.password=springboot</text:p>
      <text:p text:style-name="P3">spring.datasource.driver-class-name=org.postgresql.Driver</text:p>
      <text:p text:style-name="P3"/>
      <text:p text:style-name="P3"># jpa</text:p>
      <text:p text:style-name="P3">spring.jpa.database=postgresql</text:p>
      <text:p text:style-name="P3">spring.jpa.show-sql=true</text:p>
      <text:p text:style-name="P3"/>
      <text:p text:style-name="P3"># generate schema dll to create tables</text:p>
      <text:p text:style-name="P3">spring.jpa.generate-ddl=true</text:p>
      <text:p text:style-name="P3">spring.jpa.hibernate.ddl-auto=create</text:p>
      <text:p text:style-name="P3">spring.datasource.initialization-mode=always</text:p>
      <text:p text:style-name="P3"/>
      <text:p text:style-name="P3"># hibernate</text:p>
      <text:p text:style-name="P3">spring.jpa.properties.hibernate.dialect=org.hibernate.dialect.PostgreSQLDialect<text:bookmark-end text:name="__DdeLink__86_737675559"/><text:bookmark-end text:name="__DdeLink__114_737675559"/></text:p>
      <text:p text:style-name="P3"/>
      <text:p text:style-name="P3"/>
      <text:p text:style-name="P3">Herhaling les 1</text:p>
      <text:p text:style-name="P9">Een Restful webservice werkt met collecties die je aanduid met een endpoint</text:p>
      <text:p text:style-name="P3"/>
      <text:p text:style-name="P3">Het maken van een controller</text:p>
      <text:p text:style-name="P3"/>
      <text:p text:style-name="P4">Een controller reageerd op een endpoint op een uri.</text:p>
      <text:p text:style-name="P4"/>
      <text:p text:style-name="P4"><text:soft-page-break/>We maken een book controller</text:p>
      <text:p text:style-name="P4">Stap 1 maak een package aan controllers in de package waar je opstart klasse staat</text:p>
      <text:p text:style-name="P4">In ons geval maken we in de package jfv.cursus.<text:span text:style-name="T3">s</text:span>pringboot<text:span text:style-name="T3">l</text:span>es2 een nieuwe package aan.</text:p>
      <text:p text:style-name="P5">In de package controllers maken we een nieuwe java class aan BookControllerLes1</text:p>
      <text:p text:style-name="P5"/>
      <text:p text:style-name="P5">boven de: public class <text:bookmark-start text:name="__DdeLink__116_737675559"/>BookControllerLes1<text:bookmark-end text:name="__DdeLink__116_737675559"/></text:p>
      <text:p text:style-name="P5">zetten we: @RestController</text:p>
      <text:p text:style-name="P5">Nu weet Spring Boot dat dit een REST Controller is.</text:p>
      <text:p text:style-name="P5"/>
      <text:p text:style-name="P5">Nu plaatsen we hier een attribuut in nl een lijst met boeknamen</text:p>
      <text:p text:style-name="P15"><text:bookmark-start text:name="__DdeLink__118_737675559"/>private List&lt;String&gt; booksLes1 = new ArrayList&lt;&gt;();<text:bookmark-end text:name="__DdeLink__118_737675559"/></text:p>
      <text:p text:style-name="P5"/>
      <text:p text:style-name="P5">en een constructor die de lijst wat vult.</text:p>
      <text:p text:style-name="P5"><text:bookmark-start text:name="__DdeLink__120_737675559"/>public BookControllerLes1() {</text:p>
      <text:p text:style-name="P5"><text:s text:c="8"/>booksLes1.add("In de ban van de Ring");</text:p>
      <text:p text:style-name="P5"><text:s text:c="8"/>booksLes1.add("Harry Potter and the prisoner of Azkaban");</text:p>
      <text:p text:style-name="P5"><text:s text:c="4"/>}<text:bookmark-end text:name="__DdeLink__120_737675559"/></text:p>
      <text:p text:style-name="P5"/>
      <text:p text:style-name="P6">Nu gaan we een mapping maken die alle boeken opvraagt.</text:p>
      <text:p text:style-name="P16"><text:bookmark-start text:name="__DdeLink__122_737675559"/><text:span text:style-name="T4">@GetMapping(value = "/</text:span><text:span text:style-name="T5">les1</text:span><text:span text:style-name="T4">books")</text:span><text:bookmark-end text:name="__DdeLink__122_737675559"/></text:p>
      <text:p text:style-name="P16"><text:span text:style-name="T4">een Get mapping die dingen opvraagt en het endpoint is /</text:span><text:span text:style-name="T5">les1</text:span><text:span text:style-name="T4">books</text:span></text:p>
      <text:p text:style-name="P16">@ResponseStatus(HttpStatus.OK)</text:p>
      <text:p text:style-name="P18">De response status als het goed gaat</text:p>
      <text:p text:style-name="P17"><text:s text:c="2"/>public List&lt;String&gt; getBooksLes1() {</text:p>
      <text:p text:style-name="P16"><text:s text:c="8"/>return booksLes1;</text:p>
      <text:p text:style-name="P16"><text:s text:c="4"/>}</text:p>
      <text:p text:style-name="P18">De eigenlijke functie.</text:p>
      <text:p text:style-name="P18"/>
      <text:p text:style-name="P18">Nu starten we de springboot applicatie dmv runnen en op: <text:a xlink:type="simple" xlink:href="http://localhost:8080/les1books" text:style-name="Internet_20_link" text:visited-style-name="Visited_20_Internet_20_Link">http://localhost:8080/les1books</text:a></text:p>
      <text:p text:style-name="P18">kunnen we nu de lijst opvragen.</text:p>
      <text:p text:style-name="P18"/>
      <text:p text:style-name="P19">Nu een Getmapping voor 1 boek</text:p>
      <text:p text:style-name="P18"><text:s/>@GetMapping(value = "/les1books/{id}")</text:p>
      <text:p text:style-name="P18"><text:s text:c="4"/>@ResponseStatus(HttpStatus.OK)</text:p>
      <text:p text:style-name="P18"><text:s text:c="4"/>public String getBookLes1(@PathVariable int id) {</text:p>
      <text:p text:style-name="P18"><text:s text:c="8"/>return booksLes1.get(id);</text:p>
      <text:p text:style-name="P18"><text:s text:c="4"/>}</text:p>
      <text:p text:style-name="P7">Het boek id wordt meegegeven in het path (in de uri) daarom noemen we dat een @PathVariable</text:p>
      <text:p text:style-name="P7"/>
      <text:p text:style-name="P7">Nu willen we ook boeken toevoegen</text:p>
      <text:p text:style-name="P7"><text:s/>@PostMapping(value = "/les1books")</text:p>
      <text:p text:style-name="P7"><text:s text:c="4"/>@ResponseStatus(HttpStatus.CREATED)</text:p>
      <text:p text:style-name="P7"><text:s text:c="4"/>public String addBook(@RequestBody String book){</text:p>
      <text:p text:style-name="P7"><text:s text:c="8"/>booksLes1.add(book);</text:p>
      <text:p text:style-name="P7"><text:s text:c="8"/>return "Added!";</text:p>
      <text:p text:style-name="P7"><text:s text:c="4"/>}</text:p>
      <text:p text:style-name="P7"><text:s text:c="4"/></text:p>
      <text:p text:style-name="P7"/>
      <text:p text:style-name="P7"/>
      <text:p text:style-name="P7"/>
      <text:p text:style-name="P7"/>
      <text:p text:style-name="P7"/>
      <text:p text:style-name="P7"><text:soft-page-break/></text:p>
      <text:p text:style-name="P20"><text:span text:style-name="T4"><text:s text:c="2"/></text:span><text:span text:style-name="T6">Nu willen we boeken verwijderen</text:span></text:p>
      <text:p text:style-name="P8"><text:s text:c="2"/>@DeleteMapping(value = "/les1books/{id}")</text:p>
      <text:p text:style-name="P7"><text:s text:c="4"/>@ResponseStatus(HttpStatus.NO_CONTENT)</text:p>
      <text:p text:style-name="P7"><text:s text:c="4"/>public String deleteName(@PathVariable int id){</text:p>
      <text:p text:style-name="P7"><text:s text:c="8"/>booksLes1.remove(id);</text:p>
      <text:p text:style-name="P7"><text:s text:c="8"/>return "Deleted";</text:p>
      <text:p text:style-name="P7"><text:s text:c="4"/>}</text:p>
      <text:p text:style-name="P3"/>
      <text:p text:style-name="P9">HTTP <text:s/>Verbs</text:p>
      <text:p text:style-name="P3">GET<text:tab/><text:tab/>/books<text:tab/>Read many</text:p>
      <text:p text:style-name="P3">POST<text:tab/><text:tab/>/books<text:tab/>Create <text:s text:c="2"/><text:span text:style-name="T10">(voegt een nieuwe toe)</text:span></text:p>
      <text:p text:style-name="P3">GET<text:tab/><text:tab/>/books/{id}<text:tab/>Read one</text:p>
      <text:p text:style-name="P3">PUT<text:tab/><text:tab/>/books/{id}<text:tab/>Update <text:span text:style-name="T10">(vervangt er 1 totaal)</text:span></text:p>
      <text:p text:style-name="P3">PATCH<text:tab/>/books/{id}<text:tab/>Partial update <text:span text:style-name="T10">(past een gedeelte aan)</text:span></text:p>
      <text:p text:style-name="P3">DELETE <text:tab/>/books/{id}<text:tab/>Delete</text:p>
      <text:p text:style-name="P3">=&gt; CRUD operaties</text:p>
      <text:p text:style-name="P3"/>
      <text:p text:style-name="P9">Model en Repository package</text:p>
      <text:p text:style-name="P9"/>
      <text:p text:style-name="P9">MVC patorn</text:p>
      <text:p text:style-name="P9">Model View Controller</text:p>
      <text:p text:style-name="P9">scheiding van verantwoordelijkheden.</text:p>
      <text:p text:style-name="P9">De controller is waar de verzoeken binnenkomen.</text:p>
      <text:p text:style-name="P9">In de Model zit de inteligentie die is op de hoogte van de applicatie</text:p>
      <text:p text:style-name="P9">De View is de presentatie <text:span text:style-name="T11">de Looks.</text:span></text:p>
      <text:p text:style-name="P9"/>
      <text:p text:style-name="P10">In de controller willen we alleen dingen hebben die te maken met binnenkomende requests.</text:p>
      <text:p text:style-name="P10"/>
      <text:p text:style-name="P11">In de package model gaan we een nieuw klasse maken bv Book</text:p>
      <text:p text:style-name="P11"/>
      <text:p text:style-name="P11">Deze klasse noemen we een POJO Plain Old Java Object</text:p>
      <text:p text:style-name="P11">Een object <text:span text:style-name="T12">volgens ouderwets java.</text:span></text:p>
      <text:p text:style-name="P12">We maken gebruik van een lege constructor (oftewel we hoeven er geen te maken)</text:p>
      <text:p text:style-name="P12"/>
      <text:p text:style-name="P12">POJOs are Java objects that are not constrained by anything else. They are not implemented or extended from any other class and they do not contain any annotations in themselves. They contain only the attributes, Setter, Getter methods, and may include both override toString() and equals() methods.</text:p>
      <text:p text:style-name="P12"/>
      <text:p text:style-name="P12">As for JavaBean, they are actually POJOs with at least one constructor without parameters and they can only implement the Serializable interface.</text:p>
      <text:p text:style-name="P12"/>
      <text:p text:style-name="P13">andere schrijfwijze volgens NOVI</text:p>
      <text:p text:style-name="P12"/>
      <text:p text:style-name="P12">package nl.novi.techiteasyassigment.Controllers;</text:p>
      <text:p text:style-name="P12"/>
      <text:p text:style-name="P12">import org.springframework.http.ResponseEntity;</text:p>
      <text:p text:style-name="P12">import org.springframework.web.bind.annotation.*;</text:p>
      <text:p text:style-name="P12"/>
      <text:p text:style-name="P12"/>
      <text:p text:style-name="P12"/>
      <text:p text:style-name="P12"><text:soft-page-break/></text:p>
      <text:p text:style-name="P14">Nu maken we een klasse book aan in de package model</text:p>
      <text:p text:style-name="P14">Deze book objecten gaan we nu via een restcontroller tonen toevoegen verwijderen en veranderen.</text:p>
      <text:p text:style-name="P14"/>
      <text:p text:style-name="P14">Nieuwe controller Bookcontrollerles2</text:p>
      <text:p text:style-name="P14"/>
      <text:p text:style-name="P14"/>
      <text:p text:style-name="P26">public ResponseEntity getBooks(){</text:p>
      <text:p text:style-name="P26"><text:s text:c="11"/>return ResponseEntity.ok(books);</text:p>
      <text:p text:style-name="P26"><text:s text:c="4"/>}</text:p>
      <text:p text:style-name="P26">ResponseEntity is een http klasse die je moet importeren</text:p>
      <text:p text:style-name="P26">is een klasse die een httpresponse vertegenwoordigd</text:p>
      <text:p text:style-name="P26"/>
      <text:p text:style-name="P22">public ResponseEntity&lt;Object&gt;</text:p>
      <text:p text:style-name="P26">Wat je terugkrijgt is een http responce en die responce bevat een Object</text:p>
      <text:p text:style-name="P22"><text:span text:style-name="T4">Dan komt er een methode na getBooks() geen argumenten. </text:span><text:span text:style-name="T7">En dan een return ResponseEntity.ok(de body van de response) in dit geval de lijst van boeken.</text:span></text:p>
      <text:p text:style-name="P27"/>
      <text:p text:style-name="P23"><text:span text:style-name="T7">L</text:span><text:span text:style-name="T4">es 2 slide 31 Data Transfer object</text:span></text:p>
      <text:p text:style-name="P23"><text:span text:style-name="T4">De controlle van de Data </text:span><text:span text:style-name="T8">door de gebruiker ingegeven</text:span></text:p>
      <text:p text:style-name="P28"/>
      <text:p text:style-name="P28">De controller is de voorkant waarmee je communiceert met de gebruiker</text:p>
      <text:p text:style-name="P23"><text:span text:style-name="T4">Per model heb je een controller een </text:span><text:span text:style-name="T8">repository en een service</text:span></text:p>
      <text:p text:style-name="P29">Soms heb je een model dat niet naar de gebruiker gaat dan heb je daar geen controller voor.</text:p>
      <text:p text:style-name="P29"/>
      <text:p text:style-name="P29">Een klasse niet langer dan een A4tje of 2.</text:p>
      <text:p text:style-name="P29"/>
      <text:p text:style-name="P30">Jackson is een package dat gebruikt wordt binnen springboot die de vertaling doet van een object naar json.</text:p>
      <text:p text:style-name="P30"/>
      <text:p text:style-name="P31">De Postmapping de responseEntity.created verwacht een body waarmee je het nieuwe gecreeerde boek kunt ophalen.</text:p>
      <text:p text:style-name="P31">De locatie van het nieuwe boeknamen</text:p>
      <text:p text:style-name="P31"/>
      <text:p text:style-name="P32">De Pathvariable</text:p>
      <text:p text:style-name="P24"><text:span text:style-name="T4"><text:s/>@DeleteMapping(value = "/les2books/{</text:span><text:span text:style-name="T1">id</text:span><text:span text:style-name="T4">}")</text:span></text:p>
      <text:p text:style-name="P24"><text:span text:style-name="T4"><text:s text:c="4"/>public ResponseEntity&lt;Object&gt; deleteBook(@PathVariable(“</text:span><text:span text:style-name="T1">id</text:span><text:span text:style-name="T4">”) int id){</text:span></text:p>
      <text:p text:style-name="P32"/>
      <text:p text:style-name="P32">Als er maar 1 pathvariabele is is die altijd bekend maar als je er meerdere hebt</text:p>
      <text:p text:style-name="P32">bv /les2books/{id}/characters{name}</text:p>
      <text:p text:style-name="P32">Dan is het belangrijk dat je duidelijk aangeeft welke pathvatiabele je bedoeld</text:p>
      <text:p text:style-name="P32"/>
      <text:p text:style-name="P24"><text:span text:style-name="T9">getbook(@</text:span><text:span text:style-name="T4">PathVariable(“</text:span><text:span text:style-name="T1">id</text:span><text:span text:style-name="T4">”) </text:span><text:span text:style-name="T9">int id,</text:span><text:span text:style-name="T4"> <text:s/></text:span><text:span text:style-name="T9">@</text:span><text:span text:style-name="T4">PathVariable(“</text:span><text:span text:style-name="T1">name</text:span><text:span text:style-name="T4">”) <text:s/></text:span><text:span text:style-name="T9">String name)</text:span></text:p>
      <text:p text:style-name="P32"/>
      <text:p text:style-name="P24">return ResponseEntity.created(null).build();</text:p>
      <text:p text:style-name="P25">het .build();</text:p>
      <text:p text:style-name="P25">static methodes</text:p>
      <text:p text:style-name="P25">factory methodes</text:p>
      <text:p text:style-name="P25"><text:span text:style-name="T13">ResponseEntity.</text:span> is een klasse</text:p>
      <text:p text:style-name="P25">en daar zijn methodes bij</text:p>
      <text:p text:style-name="P25">je hebt headerbuilders <text:s/>die maken een header</text:p>
      <text:p text:style-name="P25">en bodybuilders die maken een body</text:p>
      <text:p text:style-name="P33"><text:soft-page-break/>Statuscodes op succes</text:p>
      <text:p text:style-name="P33">200 201 en 204</text:p>
      <text:p text:style-name="P33">204 is ok met geen body alleen het is gelukt</text:p>
      <text:p text:style-name="P33">200 is ok en hier heb je je data</text:p>
      <text:p text:style-name="P33">201 created geeft terug de locatie van het nieuwe gecreerde</text:p>
      <text:p text:style-name="P33">deze locatie (uri) </text:p>
      <text:p text:style-name="P33">Opbouwen volgens de springbootmethode</text:p>
      <text:p text:style-name="P33">hij kijkt naar het endpoint .fromCurrentRequest()</text:p>
      <text:p text:style-name="P33">S<text:span text:style-name="T14">ervletUriComponentsBuilder geeft de totale uri terug die bouwt hem</text:span></text:p>
      <text:p text:style-name="P34">de fromCurrentRequest kijkt naar het huidige endpoint</text:p>
      <text:p text:style-name="P34"/>
      <text:p text:style-name="P34"><text:tab/>&lt;dependencies&gt;</text:p>
      <text:p text:style-name="P35"><text:s text:c="24"/>&lt;dependency&gt;</text:p>
      <text:p text:style-name="P35"><text:tab/><text:tab/><text:tab/>&lt;groupId&gt;org.springframework.boot&lt;/groupId&gt;</text:p>
      <text:p text:style-name="P35"><text:tab/><text:tab/><text:tab/>&lt;artifactId&gt;spring-boot-starter-web&lt;/artifactId&gt;</text:p>
      <text:p text:style-name="P35"><text:tab/><text:tab/>&lt;/dependency&gt;</text:p>
      <text:p text:style-name="P34"><text:tab/><text:tab/>&lt;dependency&gt;</text:p>
      <text:p text:style-name="P34"><text:tab/><text:tab/><text:tab/>&lt;groupId&gt;org.springframework.boot&lt;/groupId&gt;</text:p>
      <text:p text:style-name="P34"><text:tab/><text:tab/><text:tab/>&lt;artifactId&gt;spring-boot-starter-data-jpa&lt;/artifactId&gt;</text:p>
      <text:p text:style-name="P34"><text:tab/><text:tab/>&lt;/dependency&gt;</text:p>
      <text:p text:style-name="P34"><text:tab/><text:tab/>&lt;dependency&gt;</text:p>
      <text:p text:style-name="P34"><text:tab/><text:tab/><text:tab/>&lt;groupId&gt;org.postgresql&lt;/groupId&gt;</text:p>
      <text:p text:style-name="P34"><text:tab/><text:tab/><text:tab/>&lt;artifactId&gt;postgresql&lt;/artifactId&gt;</text:p>
      <text:p text:style-name="P34"><text:tab/><text:tab/><text:tab/>&lt;scope&gt;runtime&lt;/scope&gt;</text:p>
      <text:p text:style-name="P34"><text:tab/><text:tab/>&lt;/dependency&gt;</text:p>
      <text:p text:style-name="P34"><text:tab/><text:tab/>&lt;dependency&gt;</text:p>
      <text:p text:style-name="P34"><text:tab/><text:tab/><text:tab/>&lt;groupId&gt;org.springframework.boot&lt;/groupId&gt;</text:p>
      <text:p text:style-name="P34"><text:tab/><text:tab/><text:tab/>&lt;artifactId&gt;spring-boot-starter-test&lt;/artifactId&gt;</text:p>
      <text:p text:style-name="P34"><text:tab/><text:tab/><text:tab/>&lt;scope&gt;test&lt;/scope&gt;</text:p>
      <text:p text:style-name="P34"><text:tab/><text:tab/>&lt;/dependency&gt;</text:p>
      <text:p text:style-name="P35"><text:s text:c="8"/></text:p>
      <text:p text:style-name="P35">&lt;dependency&gt;</text:p>
      <text:p text:style-name="P34"><text:s text:c="12"/>&lt;groupId&gt;org.springframework&lt;/groupId&gt;</text:p>
      <text:p text:style-name="P34"><text:s text:c="12"/>&lt;artifactId&gt;spring-web&lt;/artifactId&gt;</text:p>
      <text:p text:style-name="P34"><text:s text:c="12"/>&lt;version&gt;5.3.12&lt;/version&gt;</text:p>
      <text:p text:style-name="P34"><text:s text:c="8"/>&lt;/dependency&gt;</text:p>
      <text:p text:style-name="P34"><text:s text:c="4"/>&lt;/dependencies&gt;</text:p>
      <text:p text:style-name="P34"/>
      <text:p text:style-name="P34"/>
      <text:p text:style-name="P36">De class Book die we hadden met een list die moet worden een Databasetabel</text:p>
      <text:p text:style-name="P36">En die tabel moet bestaan uit een title author en een isbn</text:p>
      <text:p text:style-name="P36"/>
      <text:p text:style-name="P36">Je kunt in een klasse ook verwijzen naar andere klasses</text:p>
      <text:p text:style-name="P36">slide 35</text:p>
      <text:p text:style-name="P36">tussen het object en de database zit een ORM een object relational Mapping</text:p>
      <text:p text:style-name="P36">die mapt je objecten naar een database to</text:p>
      <text:p text:style-name="P36">De springboot ORM heet Hibernate die zorgt dat een klasse die jebt gemaakt gemapt wordt naar een database</text:p>
      <text:p text:style-name="P36"/>
      <text:p text:style-name="P36"/>
      <text:p text:style-name="P36"/>
      <text:p text:style-name="P36"/>
      <text:p text:style-name="P36"><text:soft-page-break/>In de Book klasse gaa<text:span text:style-name="T15">n</text:span> we een mapping maken naar een database volgens de regels van Hibernate</text:p>
      <text:p text:style-name="P36">eerst hebben we nodig een ID een int <text:span text:style-name="T15">met getter en setter</text:span></text:p>
      <text:p text:style-name="P37">Dan gaan we van de class Book een @Entity maken</text:p>
      <text:p text:style-name="P37">Dan gaan we van de id een primary key maken</text:p>
      <text:p text:style-name="P37">door @Id erboven te zetten</text:p>
      <text:p text:style-name="P37">En met @GeneratedValue maken we hem auto increment</text:p>
      <text:p text:style-name="P37">@GeneratedValue(strategy = GenerationType.IDENTITY)</text:p>
      <text:p text:style-name="P37">de strategy is hoe die hem moet genereren </text:p>
      <text:p text:style-name="P37">GenerationType’s zijn: <text:s/>IDENTITY / AUTO / SEQUENCE / TABLE</text:p>
      <text:p text:style-name="P37">IDENTITY is een nummertje wat oploopt</text:p>
      <text:p text:style-name="P37"/>
      <text:p text:style-name="P38">Als je nu de springboot applicatie opnieuw runt heeft die de tabel aangemaakt.</text:p>
      <text:p text:style-name="P38">@Table(name = "books")</text:p>
      <text:p text:style-name="P39">Als je dit boven de public class Book zet en onder @Entity kan je de naam van de tabel aangeven hoeft niet dezelfde naam als de klasse te hebben.</text:p>
      <text:p text:style-name="P39"/>
      <text:p text:style-name="P40"><text:span text:style-name="T16">Nu hebben we een laag nodig die praat met de database een repository klasse.</text:span></text:p>
      <text:p text:style-name="P39">In de Pesistance layer</text:p>
      <text:p text:style-name="P39">De repository maakt sql queries</text:p>
      <text:p text:style-name="P39"/>
      <text:p text:style-name="P39">De Ropsitory slide 41</text:p>
      <text:p text:style-name="P39">Het is een interface die extends de JpaRepository</text:p>
      <text:p text:style-name="P39">public interface BookRepository extends JpaRepository&lt;Book,Integer&gt; {</text:p>
      <text:p text:style-name="P39">}</text:p>
      <text:p text:style-name="P39"/>
      <text:p text:style-name="P41">De <text:s/><text:span text:style-name="T16">JpaRepository </text:span>(slide 44) is een subklasse van de PagingAndSortingRepository (slide 43)</text:p>
      <text:p text:style-name="P41">Wat weer een subklasse is van de CrudRepository (slide 42)</text:p>
      <text:p text:style-name="P41"/>
      <text:p text:style-name="P41"/>
      <text:p text:style-name="P41">We willen nu niet meer gebruik maken van de List in de Bookcontroller maar van de Database</text:p>
      <text:p text:style-name="P41">Daarom moeten we in de BookController een link maken met de Repository die het verkeer regelt met de database.</text:p>
      <text:p text:style-name="P41"/>
      <text:p text:style-name="P41">Private BookRepository bookRepository;</text:p>
      <text:p text:style-name="P42">En dat Springboot ook weet dat en hoe hij deze moet gebruiken moet er een anotatie bij</text:p>
      <text:p text:style-name="P42">@Atowired</text:p>
      <text:p text:style-name="P42"/>
      <text:p text:style-name="P43">@Autowired</text:p>
      <text:p text:style-name="P43">private BookRepository <text:bookmark-start text:name="__DdeLink__577_1780943123"/>bookRepository<text:bookmark-end text:name="__DdeLink__577_1780943123"/>;</text:p>
      <text:p text:style-name="P42"/>
      <text:p text:style-name="P42">@GetMapping(value = "/les2books")</text:p>
      <text:p text:style-name="P42">public ResponseEntity&lt;Object&gt; getBooks(){</text:p>
      <text:p text:style-name="P42"><text:s text:c="7"/>return ResponseEntity.ok(books);</text:p>
      <text:p text:style-name="P42"><text:s text:c="4"/>}</text:p>
      <text:p text:style-name="P44">waar de List books teruggegeven werd wordt nu</text:p>
      <text:p text:style-name="P44">@GetMapping(value = "/les2books")</text:p>
      <text:p text:style-name="P44"><text:s text:c="4"/>public ResponseEntity&lt;Object&gt; getBooks(){</text:p>
      <text:p text:style-name="P44"><text:s text:c="7"/>return ResponseEntity.ok(bookRepository.findAll());</text:p>
      <text:p text:style-name="P44"><text:s text:c="4"/>}</text:p>
      <text:p text:style-name="P44">waar het resultaat van de methode findAll() uit de bookRepository teruggegeven wordt.</text:p>
      <text:p text:style-name="P44"/>
      <text:p text:style-name="P44"/>
      <text:p text:style-name="P44"><text:soft-page-break/>public ResponseEntity&lt;Object&gt; getBook(@PathVariable int id){</text:p>
      <text:p text:style-name="P45"><text:s text:c="8"/>return ResponseEntity.ok(bookRepository.find<text:span text:style-name="T17">ById</text:span>(<text:span text:style-name="T17">id</text:span>);</text:p>
      <text:p text:style-name="P44"><text:s text:c="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nl" fo:country="N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Object_20_zonder_20_vulling" style:display-name="Object zonder vulling" style:family="paragraph" style:parent-style-name="Standard"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met_20_geen_20_vulling_20_en_20_geen_20_lijn" style:display-name="Object met geen vulling en geen lijn" style:family="paragraph" style:parent-style-name="Standard"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el_20_A4" style:display-name="Titel A4" style:family="paragraph" style:parent-style-name="A4" style:default-outline-level="">
      <style:text-properties style:font-name="Noto Sans" fo:font-family="'Noto Sans'" style:font-family-generic="roman" style:font-pitch="variable" fo:font-size="43.5pt" style:font-size-asian="43.5pt"/>
    </style:style>
    <style:style style:name="Kop_20_A4" style:display-name="Kop A4" style:family="paragraph" style:parent-style-name="A4" style:default-outline-level="">
      <style:text-properties style:font-name="Noto Sans" fo:font-family="'Noto Sans'" style:font-family-generic="roman" style:font-pitch="variable" fo:font-size="24pt" style:font-size-asian="24pt"/>
    </style:style>
    <style:style style:name="Tekst_20_A4" style:display-name="Teks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el_20_A0" style:display-name="Titel A0" style:family="paragraph" style:parent-style-name="A0" style:default-outline-level="">
      <style:text-properties style:font-name="Noto Sans" fo:font-family="'Noto Sans'" style:font-family-generic="roman" style:font-pitch="variable" fo:font-size="95.5pt" style:font-size-asian="95.5pt"/>
    </style:style>
    <style:style style:name="Kop_20_A0" style:display-name="Kop A0" style:family="paragraph" style:parent-style-name="A0" style:default-outline-level="">
      <style:text-properties style:font-name="Noto Sans" fo:font-family="'Noto Sans'" style:font-family-generic="roman" style:font-pitch="variable" fo:font-size="71.5pt" style:font-size-asian="71.5pt"/>
    </style:style>
    <style:style style:name="Tekst_20_A0" style:display-name="Tekst A0" style:family="paragraph" style:parent-style-name="A0" style:default-outline-level="">
      <style:text-properties style:font-name="Noto Sans" fo:font-family="'Noto Sans'" style:font-family-generic="roman" style:font-pitch="variable" fo:font-size="47.5pt" style:font-size-asian="47.5pt"/>
    </style:style>
    <style:style style:name="Vormen"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style style:name="Gevuld" style:family="paragraph" style:parent-style-name="Vormen" style:default-outline-level="">
      <style:text-properties style:font-name="Liberation Sans" fo:font-family="'Liberation Sans'" style:font-family-generic="roman" style:font-pitch="variable" fo:font-size="14pt" fo:font-weight="bold" style:font-size-asian="14pt" style:font-weight-asian="bold"/>
    </style:style>
    <style:style style:name="Blauw_20_gevuld" style:display-name="Blauw gevuld" style:family="paragraph" style:parent-style-name="Gevul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Groen_20_gevuld" style:display-name="Groen gevuld" style:family="paragraph" style:parent-style-name="Gevul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Rood_20_gevuld" style:display-name="Rood gevuld" style:family="paragraph" style:parent-style-name="Gevul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Geel_20_gevuld" style:display-name="Geel gevuld" style:family="paragraph" style:parent-style-name="Gevuld" style:default-outline-level="">
      <style:text-properties fo:color="#ffffff" style:font-name="Liberation Sans" fo:font-family="'Liberation Sans'" style:font-family-generic="roman" style:font-pitch="variable" fo:font-size="14pt" fo:font-weight="bold" style:font-size-asian="14pt" style:font-weight-asian="bold"/>
    </style:style>
    <style:style style:name="Omlijnd" style:family="paragraph" style:parent-style-name="Vormen" style:default-outline-level="">
      <style:text-properties style:font-name="Liberation Sans" fo:font-family="'Liberation Sans'" style:font-family-generic="roman" style:font-pitch="variable" fo:font-size="14pt" fo:font-weight="bold" style:font-size-asian="14pt" style:font-weight-asian="bold"/>
    </style:style>
    <style:style style:name="Blauw_20_omlijnd" style:display-name="Blauw omlijnd" style:family="paragraph" style:parent-style-name="Omlijnd" style:default-outline-level="">
      <style:text-properties fo:color="#355269" style:font-name="Liberation Sans" fo:font-family="'Liberation Sans'" style:font-family-generic="roman" style:font-pitch="variable" fo:font-size="14pt" fo:font-weight="bold" style:font-size-asian="14pt" style:font-weight-asian="bold"/>
    </style:style>
    <style:style style:name="Groen_20_omlijnd" style:display-name="Groen omlijnd" style:family="paragraph" style:parent-style-name="Omlijnd" style:default-outline-level="">
      <style:text-properties fo:color="#127622" style:font-name="Liberation Sans" fo:font-family="'Liberation Sans'" style:font-family-generic="roman" style:font-pitch="variable" fo:font-size="14pt" fo:font-weight="bold" style:font-size-asian="14pt" style:font-weight-asian="bold"/>
    </style:style>
    <style:style style:name="Rood_20_omlijnd" style:display-name="Rood omlijnd" style:family="paragraph" style:parent-style-name="Omlijnd" style:default-outline-level="">
      <style:text-properties fo:color="#c9211e" style:font-name="Liberation Sans" fo:font-family="'Liberation Sans'" style:font-family-generic="roman" style:font-pitch="variable" fo:font-size="14pt" fo:font-weight="bold" style:font-size-asian="14pt" style:font-weight-asian="bold"/>
    </style:style>
    <style:style style:name="Geel_20_omlijnd" style:display-name="Geel omlijnd" style:family="paragraph" style:parent-style-name="Omlijnd" style:default-outline-level="">
      <style:text-properties fo:color="#b47804" style:font-name="Liberation Sans" fo:font-family="'Liberation Sans'" style:font-family-generic="roman" style:font-pitch="variable" fo:font-size="14pt" fo:font-weight="bold" style:font-size-asian="14pt" style:font-weight-asian="bold"/>
    </style:style>
    <style:style style:name="Lijnen" style:family="paragraph" style:parent-style-name="Figure" style:default-outline-level="">
      <style:text-properties style:font-name="Liberation Sans" fo:font-family="'Liberation Sans'" style:font-family-generic="roman" style:font-pitch="variable" fo:font-size="18pt" style:font-size-asian="18pt"/>
    </style:style>
    <style:style style:name="Pijllijn" style:family="paragraph" style:parent-style-name="Lijnen" style:default-outline-level="">
      <style:text-properties style:font-name="Liberation Sans" fo:font-family="'Liberation Sans'" style:font-family-generic="roman" style:font-pitch="variable" fo:font-size="18pt" style:font-size-asian="18pt"/>
    </style:style>
    <style:style style:name="Gestreepte_20_lijn" style:display-name="Gestreepte lijn" style:family="paragraph" style:parent-style-name="Lijnen" style:default-outline-level="">
      <style:text-properties style:font-name="Liberation Sans" fo:font-family="'Liberation Sans'" style:font-family-generic="roman" style:font-pitch="variable" fo:font-size="18pt" style:font-size-asian="18pt"/>
    </style:style>
    <style:style style:name="Titeldia_7e_LT_7e_Gliederung_20_1" style:display-name="Titeldia~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Gliederung_20_2" style:display-name="Titeldia~LT~Gliederung 2" style:family="paragraph" style:parent-style-name="Titeldia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eldia_7e_LT_7e_Gliederung_20_3" style:display-name="Titeldia~LT~Gliederung 3" style:family="paragraph" style:parent-style-name="Titeldia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dia_7e_LT_7e_Gliederung_20_4" style:display-name="Titeldia~LT~Gliederung 4" style:family="paragraph" style:parent-style-name="Titeldia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dia_7e_LT_7e_Gliederung_20_5" style:display-name="Titeldia~LT~Gliederung 5" style:family="paragraph" style:parent-style-name="Titeldia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6" style:display-name="Titeldia~LT~Gliederung 6" style:family="paragraph" style:parent-style-name="Titeldia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7" style:display-name="Titeldia~LT~Gliederung 7" style:family="paragraph" style:parent-style-name="Titeldia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8" style:display-name="Titeldia~LT~Gliederung 8" style:family="paragraph" style:parent-style-name="Titeldia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Gliederung_20_9" style:display-name="Titeldia~LT~Gliederung 9" style:family="paragraph" style:parent-style-name="Titeldia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dia_7e_LT_7e_Titel" style:display-name="Titeldia~LT~Titel" style:family="paragraph" style:default-outline-level="">
      <style:paragraph-properties style:line-height-at-least="0.353cm" fo:text-align="end"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Untertitel" style:display-name="Titeldia~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Notizen" style:display-name="Titeldia~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dia_7e_LT_7e_Hintergrundobjekte" style:display-name="Titeldia~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dia_7e_LT_7e_Hintergrund" style:display-name="Titeldia~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Achtergrondobjecte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chtergro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iti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verzicht_20_1" style:display-name="Overzicht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Overzicht_20_2" style:display-name="Overzicht 2" style:family="paragraph" style:parent-style-name="Overzicht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Overzicht_20_3" style:display-name="Overzicht 3" style:family="paragraph" style:parent-style-name="Overzicht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Overzicht_20_4" style:display-name="Overzicht 4" style:family="paragraph" style:parent-style-name="Overzicht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Overzicht_20_5" style:display-name="Overzicht 5" style:family="paragraph" style:parent-style-name="Overzicht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verzicht_20_6" style:display-name="Overzicht 6" style:family="paragraph" style:parent-style-name="Overzicht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verzicht_20_7" style:display-name="Overzicht 7" style:family="paragraph" style:parent-style-name="Overzicht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verzicht_20_8" style:display-name="Overzicht 8" style:family="paragraph" style:parent-style-name="Overzicht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verzicht_20_9" style:display-name="Overzicht 9" style:family="paragraph" style:parent-style-name="Overzicht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Gliederung_20_1" style:display-name="Titel met meer inhoud~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el_20_met_20_meer_20_inhoud_7e_LT_7e_Gliederung_20_2" style:display-name="Titel met meer inhoud~LT~Gliederung 2" style:family="paragraph" style:parent-style-name="Titel_20_met_20_meer_20_inhoud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el_20_met_20_meer_20_inhoud_7e_LT_7e_Gliederung_20_3" style:display-name="Titel met meer inhoud~LT~Gliederung 3" style:family="paragraph" style:parent-style-name="Titel_20_met_20_meer_20_inhoud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_20_met_20_meer_20_inhoud_7e_LT_7e_Gliederung_20_4" style:display-name="Titel met meer inhoud~LT~Gliederung 4" style:family="paragraph" style:parent-style-name="Titel_20_met_20_meer_20_inhoud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_20_met_20_meer_20_inhoud_7e_LT_7e_Gliederung_20_5" style:display-name="Titel met meer inhoud~LT~Gliederung 5" style:family="paragraph" style:parent-style-name="Titel_20_met_20_meer_20_inhoud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Gliederung_20_6" style:display-name="Titel met meer inhoud~LT~Gliederung 6" style:family="paragraph" style:parent-style-name="Titel_20_met_20_meer_20_inhoud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Gliederung_20_7" style:display-name="Titel met meer inhoud~LT~Gliederung 7" style:family="paragraph" style:parent-style-name="Titel_20_met_20_meer_20_inhoud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Gliederung_20_8" style:display-name="Titel met meer inhoud~LT~Gliederung 8" style:family="paragraph" style:parent-style-name="Titel_20_met_20_meer_20_inhoud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Gliederung_20_9" style:display-name="Titel met meer inhoud~LT~Gliederung 9" style:family="paragraph" style:parent-style-name="Titel_20_met_20_meer_20_inhoud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met_20_meer_20_inhoud_7e_LT_7e_Titel" style:display-name="Titel met meer inhoud~LT~Titel" style:family="paragraph" style:default-outline-level="">
      <style:paragraph-properties style:line-height-at-least="0.353cm" fo:text-align="end"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_20_met_20_meer_20_inhoud_7e_LT_7e_Untertitel" style:display-name="Titel met meer inhoud~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_20_met_20_meer_20_inhoud_7e_LT_7e_Notizen" style:display-name="Titel met meer inhou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_20_met_20_meer_20_inhoud_7e_LT_7e_Hintergrundobjekte" style:display-name="Titel met meer inhoud~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met_20_meer_20_inhoud_7e_LT_7e_Hintergrund" style:display-name="Titel met meer inhoud~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lleen_20_titel_7e_LT_7e_Gliederung_20_1" style:display-name="Alleen titel~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Alleen_20_titel_7e_LT_7e_Gliederung_20_2" style:display-name="Alleen titel~LT~Gliederung 2" style:family="paragraph" style:parent-style-name="Alleen_20_titel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Alleen_20_titel_7e_LT_7e_Gliederung_20_3" style:display-name="Alleen titel~LT~Gliederung 3" style:family="paragraph" style:parent-style-name="Alleen_20_titel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Alleen_20_titel_7e_LT_7e_Gliederung_20_4" style:display-name="Alleen titel~LT~Gliederung 4" style:family="paragraph" style:parent-style-name="Alleen_20_titel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Alleen_20_titel_7e_LT_7e_Gliederung_20_5" style:display-name="Alleen titel~LT~Gliederung 5" style:family="paragraph" style:parent-style-name="Alleen_20_titel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6" style:display-name="Alleen titel~LT~Gliederung 6" style:family="paragraph" style:parent-style-name="Alleen_20_titel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7" style:display-name="Alleen titel~LT~Gliederung 7" style:family="paragraph" style:parent-style-name="Alleen_20_titel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8" style:display-name="Alleen titel~LT~Gliederung 8" style:family="paragraph" style:parent-style-name="Alleen_20_titel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Gliederung_20_9" style:display-name="Alleen titel~LT~Gliederung 9" style:family="paragraph" style:parent-style-name="Alleen_20_titel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Alleen_20_titel_7e_LT_7e_Titel" style:display-name="Alleen titel~LT~Titel" style:family="paragraph" style:default-outline-level="">
      <style:paragraph-properties style:line-height-at-least="0.353cm" fo:text-align="end"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Alleen_20_titel_7e_LT_7e_Untertitel" style:display-name="Alleen titel~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Alleen_20_titel_7e_LT_7e_Notizen" style:display-name="Alleen titel~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Alleen_20_titel_7e_LT_7e_Hintergrundobjekte" style:display-name="Alleen titel~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Alleen_20_titel_7e_LT_7e_Hintergrund" style:display-name="Alleen titel~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Gliederung_20_1" style:display-name="Titel en object~LT~Gliederung 1" style:family="paragraph" style:default-outline-level="">
      <style:paragraph-properties fo:margin-top="0.4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1pt" fo:letter-spacing="normal" fo:font-style="normal" fo:text-shadow="none" style:text-underline-style="none" fo:font-weight="normal" style:letter-kerning="true" style:font-name-asian="DejaVu Sans" style:font-family-asian="'DejaVu Sans'" style:font-family-generic-asian="system" style:font-pitch-asian="variable" style:font-size-asian="21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Gliederung_20_2" style:display-name="Titel en object~LT~Gliederung 2" style:family="paragraph" style:parent-style-name="Titel_20_en_20_objec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5pt" fo:letter-spacing="normal" fo:font-style="normal" fo:text-shadow="none" style:text-underline-style="none" fo:font-weight="normal" style:letter-kerning="true" style:font-size-asian="15pt" style:font-style-asian="normal" style:font-weight-asian="normal" style:text-emphasize="none"/>
    </style:style>
    <style:style style:name="Titel_20_en_20_object_7e_LT_7e_Gliederung_20_3" style:display-name="Titel en object~LT~Gliederung 3" style:family="paragraph" style:parent-style-name="Titel_20_en_20_objec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_20_en_20_object_7e_LT_7e_Gliederung_20_4" style:display-name="Titel en object~LT~Gliederung 4" style:family="paragraph" style:parent-style-name="Titel_20_en_20_objec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13.5pt" fo:letter-spacing="normal" fo:font-style="normal" fo:text-shadow="none" style:text-underline-style="none" fo:font-weight="normal" style:letter-kerning="true" style:font-size-asian="13.5pt" style:font-style-asian="normal" style:font-weight-asian="normal" style:text-emphasize="none"/>
    </style:style>
    <style:style style:name="Titel_20_en_20_object_7e_LT_7e_Gliederung_20_5" style:display-name="Titel en object~LT~Gliederung 5" style:family="paragraph" style:parent-style-name="Titel_20_en_20_objec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6" style:display-name="Titel en object~LT~Gliederung 6" style:family="paragraph" style:parent-style-name="Titel_20_en_20_objec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7" style:display-name="Titel en object~LT~Gliederung 7" style:family="paragraph" style:parent-style-name="Titel_20_en_20_objec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8" style:display-name="Titel en object~LT~Gliederung 8" style:family="paragraph" style:parent-style-name="Titel_20_en_20_objec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Gliederung_20_9" style:display-name="Titel en object~LT~Gliederung 9" style:family="paragraph" style:parent-style-name="Titel_20_en_20_objec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el_20_en_20_object_7e_LT_7e_Titel" style:display-name="Titel en object~LT~Titel" style:family="paragraph" style:default-outline-level="">
      <style:paragraph-properties style:line-height-at-least="0.353cm" fo:text-align="end" style:justify-single-word="false" style:writing-mode="lr-tb"/>
      <style:text-properties fo:color="#000000" style:text-outline="false" style:text-line-through-style="none" style:text-line-through-type="none" style:font-name="Lohit Devanagari" fo:font-family="'Lohit Devanagari'"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Untertitel" style:display-name="Titel en objec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Notizen" style:display-name="Titel en objec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Titel_20_en_20_object_7e_LT_7e_Hintergrundobjekte" style:display-name="Titel en objec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Titel_20_en_20_object_7e_LT_7e_Hintergrund" style:display-name="Titel en objec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5T10:00:28.321612350</meta:creation-date>
    <dc:date>2021-11-12T14:15:26.447210378</dc:date>
    <meta:editing-duration>PT3H19M47S</meta:editing-duration>
    <meta:editing-cycles>5</meta:editing-cycles>
    <meta:generator>LibreOffice/6.4.7.2$Linux_X86_64 LibreOffice_project/40$Build-2</meta:generator>
    <meta:document-statistic meta:table-count="0" meta:image-count="0" meta:object-count="0" meta:page-count="7" meta:paragraph-count="229" meta:word-count="1383" meta:character-count="10509" meta:non-whitespace-character-count="9034"/>
  </office:meta>
</office:document-meta>
</file>